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MyriadPro-Regular" svg:font-family="MyriadPro-Regular" style:font-family-generic="swiss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/>
      <style:text-properties fo:font-size="14pt" style:font-size-asian="14pt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  <style:text-properties fo:font-size="14pt" style:font-size-asian="14pt"/>
    </style:style>
    <style:style style:name="P5" style:parent-style-name="Textbody" style:family="paragraph">
      <style:paragraph-properties fo:text-align="center"/>
      <style:text-properties fo:font-size="14pt" style:font-size-asian="14pt"/>
    </style:style>
    <style:style style:name="P6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T18" style:parent-style-name="Основнойшрифтабзаца" style:family="text">
      <style:text-properties fo:font-weight="bold" style:font-weight-asian="bold" fo:font-size="16pt" style:font-size-asian="16pt"/>
    </style:style>
    <style:style style:name="T19" style:parent-style-name="Основнойшрифтабзаца" style:family="text">
      <style:text-properties fo:font-weight="bold" style:font-weight-asian="bold" fo:font-size="16pt" style:font-size-asian="16pt" fo:language="en" fo:country="US"/>
    </style:style>
    <style:style style:name="T20" style:parent-style-name="Основнойшрифтабзаца" style:family="text">
      <style:text-properties fo:font-weight="bold" style:font-weight-asian="bold" fo:font-size="16pt" style:font-size-asian="16pt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</style:style>
    <style:style style:name="T23" style:parent-style-name="Основнойшрифтабзаца" style:family="text">
      <style:text-properties fo:font-size="14pt" style:font-size-asian="14pt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size="14pt" style:font-size-asian="14pt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="Arial" fo:font-weight="bold" style:font-weight-asian="bold"/>
    </style:style>
    <style:style style:name="T31" style:parent-style-name="Основнойшрифтабзаца" style:family="text">
      <style:text-properties style:font-name="Arial" fo:font-weight="bold" style:font-weight-asian="bold" fo:language="ru" fo:country="RU"/>
    </style:style>
    <style:style style:name="T32" style:parent-style-name="Основнойшрифтабзаца" style:family="text">
      <style:text-properties style:font-name="Arial" fo:font-weight="bold" style:font-weight-asian="bold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 fo:language="ru" fo:country="RU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font-size="14pt" style:font-size-asian="14pt" fo:language="ru" fo:country="RU"/>
    </style:style>
    <style:style style:name="P47" style:parent-style-name="Textbody" style:family="paragraph">
      <style:paragraph-properties fo:text-align="justify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 fo:language="ru" fo:country="RU"/>
    </style:style>
    <style:style style:name="T58" style:parent-style-name="Основнойшрифтабзаца" style:family="text">
      <style:text-properties fo:font-size="14pt" style:font-size-asian="14pt"/>
    </style:style>
    <style:style style:name="P59" style:parent-style-name="Textbody" style:family="paragraph">
      <style:paragraph-properties fo:text-align="justify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size="14pt" style:font-size-asian="14pt"/>
    </style:style>
    <style:style style:name="T69" style:parent-style-name="Основнойшрифтабзаца" style:family="text">
      <style:text-properties fo:font-size="14pt" style:font-size-asian="14pt"/>
    </style:style>
    <style:style style:name="T70" style:parent-style-name="Основнойшрифтабзаца" style:family="text">
      <style:text-properties fo:font-size="14pt" style:font-size-asian="14pt" fo:language="ru" fo:country="RU"/>
    </style:style>
    <style:style style:name="T71" style:parent-style-name="Основнойшрифтабзаца" style:family="text">
      <style:text-properties fo:font-size="14pt" style:font-size-asian="14pt"/>
    </style:style>
    <style:style style:name="T72" style:parent-style-name="Основнойшрифтабзаца" style:family="text">
      <style:text-properties fo:font-size="14pt" style:font-size-asian="14pt" fo:language="ru" fo:country="RU"/>
    </style:style>
    <style:style style:name="T73" style:parent-style-name="Основнойшрифтабзаца" style:family="text">
      <style:text-properties fo:font-size="14pt" style:font-size-asian="14pt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center"/>
    </style:style>
    <style:style style:name="P81" style:parent-style-name="Textbody" style:family="paragraph">
      <style:paragraph-properties fo:text-align="center"/>
    </style:style>
    <style:style style:name="P82" style:parent-style-name="Textbody" style:family="paragraph">
      <style:paragraph-properties fo:text-align="center"/>
    </style:style>
    <style:style style:name="T83" style:parent-style-name="Основнойшрифтабзаца" style:family="text">
      <style:text-properties fo:font-size="14pt" style:font-size-asian="14pt"/>
    </style:style>
    <style:style style:name="T84" style:parent-style-name="Основнойшрифтабзаца" style:family="text">
      <style:text-properties fo:font-size="14pt" style:font-size-asian="14pt"/>
    </style:style>
    <style:style style:name="T85" style:parent-style-name="Основнойшрифтабзаца" style:family="text">
      <style:text-properties fo:font-size="14pt" style:font-size-asian="14pt" fo:language="ru" fo:country="RU"/>
    </style:style>
    <style:style style:name="P86" style:parent-style-name="Textbody" style:family="paragraph">
      <style:paragraph-properties fo:text-align="center"/>
      <style:text-properties fo:font-weight="bold" style:font-weight-asian="bold" fo:font-size="14pt" style:font-size-asian="14pt"/>
    </style:style>
    <style:style style:name="P87" style:parent-style-name="Textbody" style:family="paragraph">
      <style:paragraph-properties fo:text-align="center"/>
    </style:style>
    <style:style style:name="P88" style:parent-style-name="Textbody" style:family="paragraph">
      <style:paragraph-properties fo:text-align="justify" fo:line-height="200%"/>
    </style:style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 fo:language="ru" fo:country="RU"/>
    </style:style>
    <style:style style:name="T90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91" style:parent-style-name="Textbody" style:family="paragraph">
      <style:paragraph-properties fo:margin-top="0.0784in" fo:margin-bottom="0in" fo:line-height="115%" fo:text-indent="0.3937in"/>
    </style:style>
    <style:style style:name="T92" style:parent-style-name="Основнойшрифтабзаца" style:family="text">
      <style:text-properties style:font-name="Arial" style:font-name-asian="MyriadPro-Regular" style:font-name-complex="MyriadPro-Regular" fo:language="ru" fo:country="RU"/>
    </style:style>
    <style:style style:name="P93" style:parent-style-name="Textbody" style:family="paragraph">
      <style:paragraph-properties fo:line-height="115%" fo:text-indent="0.3937in"/>
      <style:text-properties style:font-name="Arial"/>
    </style:style>
    <style:style style:name="P94" style:parent-style-name="Textbody" style:family="paragraph">
      <style:paragraph-properties fo:line-height="115%" fo:text-indent="0.3937in"/>
    </style:style>
    <style:style style:name="T95" style:parent-style-name="Основнойшрифтабзаца" style:family="text">
      <style:text-properties style:font-name="Arial"/>
    </style:style>
    <style:style style:name="T96" style:parent-style-name="Основнойшрифтабзаца" style:family="text">
      <style:text-properties style:font-name="Arial" fo:language="en" fo:country="US"/>
    </style:style>
    <style:style style:name="T97" style:parent-style-name="Основнойшрифтабзаца" style:family="text">
      <style:text-properties style:font-name="Arial"/>
    </style:style>
    <style:style style:name="T98" style:parent-style-name="Основнойшрифтабзаца" style:family="text">
      <style:text-properties style:font-name="Arial" fo:language="en" fo:country="US"/>
    </style:style>
    <style:style style:name="T99" style:parent-style-name="Основнойшрифтабзаца" style:family="text">
      <style:text-properties style:font-name="Arial"/>
    </style:style>
    <style:style style:name="T100" style:parent-style-name="Основнойшрифтабзаца" style:family="text">
      <style:text-properties style:font-name="Arial" fo:language="en" fo:country="US"/>
    </style:style>
    <style:style style:name="T101" style:parent-style-name="Основнойшрифтабзаца" style:family="text">
      <style:text-properties style:font-name="Arial"/>
    </style:style>
    <style:style style:name="P102" style:parent-style-name="Textbody" style:family="paragraph">
      <style:paragraph-properties fo:line-height="200%"/>
      <style:text-properties fo:font-weight="bold" style:font-weight-asian="bold" style:font-weight-complex="bold" fo:font-size="14pt" style:font-size-asian="14pt"/>
    </style:style>
    <style:style style:name="P103" style:parent-style-name="Textbody" style:family="paragraph">
      <style:paragraph-properties fo:text-align="justify" fo:line-height="115%" fo:text-indent="0.5in">
        <style:tab-stops>
          <style:tab-stop style:type="left" style:position="0.4951in"/>
        </style:tab-stops>
      </style:paragraph-properties>
    </style:style>
    <style:style style:name="T104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105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106" style:parent-style-name="Основнойшрифтабзаца" style:family="text">
      <style:text-properties style:font-name-asian="MyriadPro-Regular" style:font-name-complex="MyriadPro-Regular" fo:color="#000000" fo:letter-spacing="-0.0027in" fo:language="en" fo:country="US"/>
    </style:style>
    <style:style style:name="T107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108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109" style:parent-style-name="Основнойшрифтабзаца" style:family="text">
      <style:text-properties style:font-name-asian="MyriadPro-Regular" style:font-name-complex="MyriadPro-Regular" fo:color="#000000" fo:letter-spacing="-0.0027in" fo:language="en" fo:country="US"/>
    </style:style>
    <style:style style:name="T110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P111" style:parent-style-name="Textbody" style:family="paragraph">
      <style:text-properties fo:font-weight="bold" style:font-weight-asian="bold" style:font-weight-complex="bold" fo:font-size="14pt" style:font-size-asian="14pt"/>
    </style:style>
    <style:style style:name="P112" style:parent-style-name="Textbody" style:family="paragraph">
      <style:text-properties fo:font-weight="bold" style:font-weight-asian="bold" style:font-weight-complex="bold" fo:font-size="14pt" style:font-size-asian="14pt"/>
    </style:style>
    <style:style style:name="P113" style:parent-style-name="Standard" style:family="paragraph">
      <style:text-properties fo:language="en" fo:country="US"/>
    </style:style>
    <style:style style:name="P1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7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8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P1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9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4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0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13" style:parent-style-name="Standard" style:family="paragraph">
      <style:text-properties fo:language="en" fo:country="US"/>
    </style:style>
    <style:style style:name="P314" style:parent-style-name="Standard" style:family="paragraph">
      <style:text-properties fo:language="en" fo:country="US"/>
    </style:style>
    <style:style style:name="P3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ru" fo:country="RU" style:language-complex="ar" style:country-complex="SA" fo:hyphenate="true"/>
    </style:style>
    <style:style style:name="P3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4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46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6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6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7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2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7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9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9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9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8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6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3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7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4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5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5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19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ru" fo:country="RU" style:language-complex="ar" style:country-complex="SA"/>
    </style:style>
    <style:style style:name="T5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2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5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ru" fo:country="RU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2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ru" fo:country="RU" style:language-complex="ar" style:country-complex="SA"/>
    </style:style>
    <style:style style:name="T5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2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5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ru" fo:country="RU" style:language-complex="ar" style:country-complex="SA" fo:hyphenate="true"/>
    </style:style>
    <style:style style:name="P5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40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ru" fo:country="RU" style:language-complex="ar" style:country-complex="SA"/>
    </style:style>
    <style:style style:name="T5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ru" fo:country="RU" style:language-complex="ar" style:country-complex="SA" fo:hyphenate="true"/>
    </style:style>
    <style:style style:name="P5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49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ru" fo:country="RU" style:language-complex="ar" style:country-complex="SA"/>
    </style:style>
    <style:style style:name="T5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5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5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57" style:parent-style-name="Standard" style:family="paragraph">
      <style:text-properties fo:language="ru" fo:country="RU"/>
    </style:style>
    <style:style style:name="P558" style:parent-style-name="Textbody" style:family="paragraph">
      <style:paragraph-properties fo:text-align="center" fo:line-height="200%"/>
      <style:text-properties fo:font-weight="bold" style:font-weight-asian="bold" style:font-weight-complex="bold" fo:font-size="14pt" style:font-size-asian="14pt"/>
    </style:style>
    <style:style style:name="P559" style:parent-style-name="Textbody" style:family="paragraph">
      <style:paragraph-properties fo:text-align="justify" fo:line-height="115%" fo:text-indent="0.5in">
        <style:tab-stops>
          <style:tab-stop style:type="left" style:position="0.4951in"/>
        </style:tab-stops>
      </style:paragraph-properties>
    </style:style>
    <style:style style:name="T560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561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562" style:parent-style-name="Основнойшрифтабзаца" style:family="text">
      <style:text-properties style:font-name-asian="MyriadPro-Regular" style:font-name-complex="MyriadPro-Regular" fo:color="#000000" fo:letter-spacing="-0.0027in" fo:language="en" fo:country="US"/>
    </style:style>
    <style:style style:name="T563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564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565" style:parent-style-name="Основнойшрифтабзаца" style:family="text">
      <style:text-properties style:font-name-asian="MyriadPro-Regular" style:font-name-complex="MyriadPro-Regular" fo:color="#000000" fo:letter-spacing="-0.0027in" fo:language="en" fo:country="US"/>
    </style:style>
    <style:style style:name="T566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</office:automatic-styles>
  <office:body>
    <office:text text:use-soft-page-breaks="true">
      <text:p text:style-name="P1">Министерство образования и науки РФ</text:p>
      <text:p text:style-name="P3"/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 ПО<text:s/></text:span><text:span text:style-name="T18">ЛАБОРАТОРНОЙ РАБОТЕ<text:s/></text:span><text:span text:style-name="T19">N</text:span><text:s/><text:span text:style-name="T20">3</text:span></text:p>
      <text:p text:style-name="P21"/>
      <text:p text:style-name="P22"><text:span text:style-name="T23">по дисциплине «</text:span><text:span text:style-name="T24">Язык и технология программирования</text:span><text:span text:style-name="T25">»</text:span></text:p>
      <text:p text:style-name="P26"/>
      <text:p text:style-name="P27"/>
      <text:p text:style-name="P28"><text:span text:style-name="T29">Тема: <text:s/></text:span><text:span text:style-name="T30">Типы интерфейс<text:s/></text:span><text:span text:style-name="T31">и<text:s/></text:span><text:span text:style-name="T32">перечисление. Пакеты</text:span></text:p>
      <text:p text:style-name="P33"/>
      <text:p text:style-name="P34"/>
      <text:p text:style-name="P35"/>
      <text:p text:style-name="P36"/>
      <text:p text:style-name="P37"/>
      <text:p text:style-name="P38"><text:span text:style-name="T39">Студент группы<text:s/></text:span><text:span text:style-name="T40">РИВ-170027у (662)</text:span><text:span text:style-name="T41">:</text:span><text:span text:style-name="T42"><text:tab/></text:span><text:span text:style-name="T43"><text:tab/></text:span><text:span text:style-name="T44"><text:tab/></text:span><text:span text:style-name="T45"><text:tab/></text:span><text:span text:style-name="T46">Э. Ю. Азымов</text:span></text:p>
      <text:p text:style-name="P47"><text:span text:style-name="T48">Преподаватель:<text:s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С.</text:span><text:span text:style-name="T57"><text:s/></text:span><text:span text:style-name="T58">И. Тимошенко,</text:span></text:p>
      <text:p text:style-name="P59"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доц., к.</text:span><text:span text:style-name="T70"><text:s/></text:span><text:span text:style-name="T71">т.</text:span><text:span text:style-name="T72"><text:s/></text:span><text:span text:style-name="T73">н.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<text:span text:style-name="T83">Екатеринбург</text:span><text:span text:style-name="T84"><text:s/>20</text:span><text:span text:style-name="T85">17</text:span></text:p>
      <text:soft-page-break/>
      <text:p text:style-name="P86">СОДЕРЖАНИЕ</text:p>
      <text:p text:style-name="P87"/>
      <text:p text:style-name="P88"><text:span text:style-name="T89">1<text:s/></text:span><text:span text:style-name="T90">Постановка задачи</text:span></text:p>
      <text:p text:style-name="P91"><text:span text:style-name="T92">Выполнить пример из лекции 6 (с.4).</text:span></text:p>
      <text:p text:style-name="P93">Выполнить пример из лекции 6 (с.9-10).</text:p>
      <text:p text:style-name="P94"><text:span text:style-name="T95">Использовать пример из лекции<text:s/></text:span><text:span text:style-name="T96">N</text:span><text:span text:style-name="T97"><text:s/>6<text:s/></text:span><text:span text:style-name="T98">c</text:span><text:span text:style-name="T99">. 6 с типом<text:s/></text:span><text:span text:style-name="T100">enum</text:span><text:span text:style-name="T101"><text:s/>для создания программы печати соответствующих таблиц (таблицы сложения, вычитания, умножения и деления нужно иметь возможность печатать отдельно). Для печати таблиц необходимо создать универсальный метод, параметром которого должен быть тип печатаемой таблицы. Для форматирования вывода использовать пробелы. Для разделения заголовков и строк таблицы использовать псевдографические символы или символы, доступные на клавиатуре впрямую (“-“, “|” и т.д.).</text:span></text:p>
      <text:p text:style-name="P102">2 Анализ поставленной задачи</text:p>
      <text:p text:style-name="P103"><text:span text:style-name="T104">Для выпол</text:span><text:span text:style-name="T105">нения задачи необходимо разобраться как в языке<text:s/></text:span><text:span text:style-name="T106">java</text:span><text:span text:style-name="T107"><text:s/></text:span><text:span text:style-name="T108">происходит работы с типом<text:s/></text:span><text:span text:style-name="T109">Enum</text:span><text:span text:style-name="T110">.</text:span></text:p>
      <text:p text:style-name="Textbody"/>
      <text:p text:style-name="P111">3<text:s/>Описание исходных текстов программы</text:p>
      <text:p text:style-name="P112"/>
      <text:p text:style-name="P113">Enum Operation:</text:p>
      <text:p text:style-name="P114"><text:span text:style-name="T115">package</text:span><text:span text:style-name="T116"><text:s/>lab_4;</text:span></text:p>
      <text:p text:style-name="P117"/>
      <text:p text:style-name="P118"><text:span text:style-name="T119">public</text:span><text:span text:style-name="T120"><text:s/></text:span><text:span text:style-name="T121">enum</text:span><text:span text:style-name="T122"><text:s/>Operation {</text:span></text:p>
      <text:p text:style-name="P123"><text:span text:style-name="T124"><text:tab/></text:span><text:span text:style-name="T125">PLUS</text:span><text:span text:style-name="T126"><text:s/>{</text:span></text:p>
      <text:p text:style-name="P127"><text:span text:style-name="T128"><text:tab/></text:span><text:span text:style-name="T129"><text:tab/></text:span><text:span text:style-name="T130">double</text:span><text:span text:style-name="T131"><text:s/>eval(</text:span><text:span text:style-name="T132">double</text:span><text:span text:style-name="T133"><text:s/></text:span><text:span text:style-name="T134">x</text:span><text:span text:style-name="T135">,<text:s/></text:span><text:span text:style-name="T136">double</text:span><text:span text:style-name="T137"><text:s/></text:span><text:span text:style-name="T138">y</text:span><text:span text:style-name="T139">) {</text:span></text:p>
      <text:p text:style-name="P140"><text:span text:style-name="T141"><text:tab/></text:span><text:span text:style-name="T142"><text:tab/></text:span><text:span text:style-name="T143"><text:tab/></text:span><text:span text:style-name="T144">return</text:span><text:span text:style-name="T145"><text:s/></text:span><text:span text:style-name="T146">x</text:span><text:span text:style-name="T147"><text:s/>+<text:s/></text:span><text:span text:style-name="T148">y</text:span><text:span text:style-name="T149">;</text:span></text:p>
      <text:p text:style-name="P150"><text:span text:style-name="T151"><text:tab/></text:span><text:span text:style-name="T152"><text:tab/>}</text:span></text:p>
      <text:p text:style-name="P153"><text:span text:style-name="T154"><text:tab/>},</text:span></text:p>
      <text:p text:style-name="P155"><text:span text:style-name="T156"><text:tab/></text:span><text:span text:style-name="T157">MINUS</text:span><text:span text:style-name="T158"><text:s/>{</text:span></text:p>
      <text:p text:style-name="P159"><text:span text:style-name="T160"><text:tab/></text:span><text:span text:style-name="T161"><text:tab/></text:span><text:span text:style-name="T162">double</text:span><text:span text:style-name="T163"><text:s/>eval(</text:span><text:span text:style-name="T164">double</text:span><text:span text:style-name="T165"><text:s/></text:span><text:span text:style-name="T166">x</text:span><text:span text:style-name="T167">,<text:s/></text:span><text:span text:style-name="T168">double</text:span><text:span text:style-name="T169"><text:s/></text:span><text:span text:style-name="T170">y</text:span><text:span text:style-name="T171">) {</text:span></text:p>
      <text:p text:style-name="P172"><text:span text:style-name="T173"><text:tab/></text:span><text:span text:style-name="T174"><text:tab/></text:span><text:span text:style-name="T175"><text:tab/></text:span><text:span text:style-name="T176">return</text:span><text:span text:style-name="T177"><text:s/></text:span><text:span text:style-name="T178">x</text:span><text:span text:style-name="T179"><text:s/>-<text:s/></text:span><text:span text:style-name="T180">y</text:span><text:span text:style-name="T181">;</text:span></text:p>
      <text:p text:style-name="P182"><text:span text:style-name="T183"><text:tab/></text:span><text:span text:style-name="T184"><text:tab/>}</text:span></text:p>
      <text:p text:style-name="P185"><text:span text:style-name="T186"><text:tab/>},</text:span></text:p>
      <text:p text:style-name="P187"><text:span text:style-name="T188"><text:tab/></text:span><text:span text:style-name="T189">MULTIPLY</text:span><text:span text:style-name="T190"><text:s/>{</text:span></text:p>
      <text:p text:style-name="P191"><text:span text:style-name="T192"><text:tab/></text:span><text:span text:style-name="T193"><text:tab/></text:span><text:span text:style-name="T194">double</text:span><text:span text:style-name="T195"><text:s/>eval(</text:span><text:span text:style-name="T196">double</text:span><text:span text:style-name="T197"><text:s/></text:span><text:span text:style-name="T198">x</text:span><text:span text:style-name="T199">,<text:s/></text:span><text:span text:style-name="T200">double</text:span><text:span text:style-name="T201"><text:s/></text:span><text:span text:style-name="T202">y</text:span><text:span text:style-name="T203">) {</text:span></text:p>
      <text:p text:style-name="P204"><text:span text:style-name="T205"><text:tab/></text:span><text:span text:style-name="T206"><text:tab/></text:span><text:span text:style-name="T207"><text:tab/></text:span><text:span text:style-name="T208">return</text:span><text:span text:style-name="T209"><text:s/></text:span><text:span text:style-name="T210">x</text:span><text:span text:style-name="T211"><text:s/>*<text:s/></text:span><text:span text:style-name="T212">y</text:span><text:span text:style-name="T213">;</text:span></text:p>
      <text:p text:style-name="P214"><text:span text:style-name="T215"><text:tab/></text:span><text:span text:style-name="T216"><text:tab/>}</text:span></text:p>
      <text:p text:style-name="P217"><text:span text:style-name="T218"><text:tab/>},</text:span></text:p>
      <text:p text:style-name="P219"><text:span text:style-name="T220"><text:tab/></text:span><text:span text:style-name="T221">DIVIDE</text:span><text:span text:style-name="T222"><text:s/>{</text:span></text:p>
      <text:p text:style-name="P223"><text:span text:style-name="T224"><text:tab/></text:span><text:span text:style-name="T225"><text:tab/></text:span><text:span text:style-name="T226">double</text:span><text:span text:style-name="T227"><text:s/>eval(</text:span><text:span text:style-name="T228">double</text:span><text:span text:style-name="T229"><text:s/></text:span><text:span text:style-name="T230">x</text:span><text:span text:style-name="T231">,<text:s/></text:span><text:span text:style-name="T232">double</text:span><text:span text:style-name="T233"><text:s/></text:span><text:span text:style-name="T234">y</text:span><text:span text:style-name="T235">) {</text:span></text:p>
      <text:p text:style-name="P236"><text:span text:style-name="T237"><text:tab/></text:span><text:span text:style-name="T238"><text:tab/></text:span><text:span text:style-name="T239"><text:tab/></text:span><text:span text:style-name="T240">return</text:span><text:span text:style-name="T241"><text:s/></text:span><text:span text:style-name="T242">x</text:span><text:span text:style-name="T243"><text:s/>/<text:s/></text:span><text:span text:style-name="T244">y</text:span><text:span text:style-name="T245">;</text:span></text:p>
      <text:p text:style-name="P246"><text:span text:style-name="T247"><text:tab/></text:span><text:span text:style-name="T248"><text:tab/>}</text:span></text:p>
      <text:p text:style-name="P249"><text:span text:style-name="T250"><text:tab/>};</text:span></text:p>
      <text:p text:style-name="P251"/>
      <text:p text:style-name="P252"><text:span text:style-name="T253"><text:tab/></text:span><text:span text:style-name="T254">abstract</text:span><text:span text:style-name="T255"><text:s/></text:span><text:span text:style-name="T256">double</text:span><text:span text:style-name="T257"><text:s/>eval(</text:span><text:span text:style-name="T258">double</text:span><text:span text:style-name="T259"><text:s/></text:span><text:span text:style-name="T260">x</text:span><text:span text:style-name="T261">,<text:s/></text:span><text:span text:style-name="T262">double</text:span><text:span text:style-name="T263"><text:s/></text:span><text:span text:style-name="T264">y</text:span><text:span text:style-name="T265">);</text:span></text:p>
      <text:p text:style-name="P266"/>
      <text:p text:style-name="P267"><text:span text:style-name="T268"><text:tab/></text:span><text:span text:style-name="T269">public</text:span><text:span text:style-name="T270"><text:s/></text:span><text:span text:style-name="T271">static</text:span><text:span text:style-name="T272"><text:s/></text:span><text:span text:style-name="T273">void</text:span><text:span text:style-name="T274"><text:s/>main(String[]<text:s/></text:span><text:span text:style-name="T275">args</text:span><text:span text:style-name="T276">) {</text:span></text:p>
      <text:p text:style-name="P277"><text:span text:style-name="T278"><text:tab/></text:span><text:span text:style-name="T279"><text:tab/></text:span><text:span text:style-name="T280">double</text:span><text:span text:style-name="T281"><text:s/></text:span><text:span text:style-name="T282">x</text:span><text:span text:style-name="T283"><text:s/>= 49.7,<text:s/></text:span><text:span text:style-name="T284">y</text:span><text:span text:style-name="T285"><text:s/>= 0.3;</text:span></text:p>
      <text:p text:style-name="P286"/>
      <text:p text:style-name="P287"><text:span text:style-name="T288"><text:tab/></text:span><text:span text:style-name="T289"><text:tab/></text:span><text:span text:style-name="T290">for</text:span><text:span text:style-name="T291"><text:s/>(Operation<text:s/></text:span><text:span text:style-name="T292">i</text:span><text:span text:style-name="T293"><text:s/>: Operation.</text:span><text:span text:style-name="T294">values</text:span><text:span text:style-name="T295">())</text:span></text:p>
      <text:p text:style-name="P296"><text:span text:style-name="T297"><text:tab/></text:span><text:span text:style-name="T298"><text:tab/></text:span><text:span text:style-name="T299"><text:tab/>System.</text:span><text:span text:style-name="T300">out</text:span><text:span text:style-name="T301">.println(</text:span><text:span text:style-name="T302">i</text:span><text:span text:style-name="T303">.eval(</text:span><text:span text:style-name="T304">x</text:span><text:span text:style-name="T305">,<text:s/></text:span><text:span text:style-name="T306">y</text:span><text:span text:style-name="T307">));</text:span></text:p>
      <text:soft-page-break/>
      <text:p text:style-name="P308"><text:span text:style-name="T309"><text:tab/></text:span><text:span text:style-name="T310">}</text:span></text:p>
      <text:p text:style-name="P311"><text:span text:style-name="T312">}</text:span></text:p>
      <text:p text:style-name="P313"/>
      <text:p text:style-name="P314">Class Main.java:</text:p>
      <text:p text:style-name="P315"><text:span text:style-name="T316">package</text:span><text:span text:style-name="T317"><text:s/>lab_4;</text:span></text:p>
      <text:p text:style-name="P318"/>
      <text:p text:style-name="P319"><text:span text:style-name="T320">public</text:span><text:span text:style-name="T321"><text:s/></text:span><text:span text:style-name="T322">class</text:span><text:span text:style-name="T323"><text:s/>Main {</text:span></text:p>
      <text:p text:style-name="P324"/>
      <text:p text:style-name="P325"><text:span text:style-name="T326"><text:tab/></text:span><text:span text:style-name="T327">public</text:span><text:span text:style-name="T328"><text:s/></text:span><text:span text:style-name="T329">static</text:span><text:span text:style-name="T330"><text:s/></text:span><text:span text:style-name="T331">void</text:span><text:span text:style-name="T332"><text:s/>main(String[]<text:s/></text:span><text:span text:style-name="T333">args</text:span><text:span text:style-name="T334">)</text:span></text:p>
      <text:p text:style-name="P335"><text:span text:style-name="T336"><text:tab/>{</text:span></text:p>
      <text:p text:style-name="P337"/>
      <text:p text:style-name="P338"><text:span text:style-name="T339"><text:tab/></text:span><text:span text:style-name="T340"><text:tab/>System.</text:span><text:span text:style-name="T341">out</text:span><text:span text:style-name="T342">.println(</text:span><text:span text:style-name="T343">"</text:span><text:span text:style-name="T344">Таблица</text:span><text:span text:style-name="T345"><text:s/></text:span><text:span text:style-name="T346">операции</text:span><text:span text:style-name="T347"><text:s/>PLUS:"</text:span><text:span text:style-name="T348">);</text:span></text:p>
      <text:p text:style-name="P349"><text:span text:style-name="T350"><text:tab/></text:span><text:span text:style-name="T351"><text:tab/></text:span><text:span text:style-name="T352">printTable</text:span><text:span text:style-name="T353">(</text:span><text:span text:style-name="T354">"PLUS"</text:span><text:span text:style-name="T355">);</text:span></text:p>
      <text:p text:style-name="P356"><text:span text:style-name="T357"><text:tab/></text:span><text:span text:style-name="T358"><text:tab/>System.</text:span><text:span text:style-name="T359">out</text:span><text:span text:style-name="T360">.println();</text:span></text:p>
      <text:p text:style-name="P361"><text:span text:style-name="T362"><text:tab/></text:span><text:span text:style-name="T363"><text:tab/>System.</text:span><text:span text:style-name="T364">out</text:span><text:span text:style-name="T365">.println(</text:span><text:span text:style-name="T366">"</text:span><text:span text:style-name="T367">Таблица</text:span><text:span text:style-name="T368"><text:s/></text:span><text:span text:style-name="T369">операции</text:span><text:span text:style-name="T370"><text:s/>MINUS:"</text:span><text:span text:style-name="T371">);</text:span></text:p>
      <text:p text:style-name="P372"><text:span text:style-name="T373"><text:tab/></text:span><text:span text:style-name="T374"><text:tab/></text:span><text:span text:style-name="T375">printTable</text:span><text:span text:style-name="T376">(</text:span><text:span text:style-name="T377">"MINUS"</text:span><text:span text:style-name="T378">);</text:span></text:p>
      <text:p text:style-name="P379"><text:span text:style-name="T380"><text:tab/></text:span><text:span text:style-name="T381"><text:tab/>System.</text:span><text:span text:style-name="T382">out</text:span><text:span text:style-name="T383">.println();</text:span></text:p>
      <text:p text:style-name="P384"><text:span text:style-name="T385"><text:tab/></text:span><text:span text:style-name="T386"><text:tab/>System.</text:span><text:span text:style-name="T387">out</text:span><text:span text:style-name="T388">.println(</text:span><text:span text:style-name="T389">"</text:span><text:span text:style-name="T390">Таблица</text:span><text:span text:style-name="T391"><text:s/></text:span><text:span text:style-name="T392">операции</text:span><text:span text:style-name="T393"><text:s/>MULTIPLY:"</text:span><text:span text:style-name="T394">);</text:span></text:p>
      <text:p text:style-name="P395"><text:span text:style-name="T396"><text:tab/></text:span><text:span text:style-name="T397"><text:tab/></text:span><text:span text:style-name="T398">printTable</text:span><text:span text:style-name="T399">(</text:span><text:span text:style-name="T400">"MULTIPLY"</text:span><text:span text:style-name="T401">);</text:span></text:p>
      <text:p text:style-name="P402"><text:span text:style-name="T403"><text:tab/>}</text:span></text:p>
      <text:p text:style-name="P404"><text:span text:style-name="T405"><text:tab/></text:span></text:p>
      <text:p text:style-name="P406"><text:span text:style-name="T407"><text:tab/></text:span><text:span text:style-name="T408">private</text:span><text:span text:style-name="T409"><text:s/></text:span><text:span text:style-name="T410">static</text:span><text:span text:style-name="T411"><text:s/></text:span><text:span text:style-name="T412">void</text:span><text:span text:style-name="T413"><text:s/>printTable(String<text:s/></text:span><text:span text:style-name="T414">type</text:span><text:span text:style-name="T415">)</text:span></text:p>
      <text:p text:style-name="P416"><text:span text:style-name="T417"><text:tab/>{</text:span></text:p>
      <text:p text:style-name="P418"><text:span text:style-name="T419"><text:tab/></text:span><text:span text:style-name="T420"><text:tab/></text:span><text:span text:style-name="T421">double</text:span><text:span text:style-name="T422"><text:s/></text:span><text:span text:style-name="T423">result</text:span><text:span text:style-name="T424">;</text:span></text:p>
      <text:p text:style-name="P425"/>
      <text:p text:style-name="P426"><text:span text:style-name="T427"><text:tab/></text:span><text:span text:style-name="T428"><text:tab/>System.</text:span><text:span text:style-name="T429">out</text:span><text:span text:style-name="T430">.println(</text:span><text:span text:style-name="T431">" <text:s text:c="8"/>1 <text:s/>| <text:s text:c="2"/>2 <text:s/>| <text:s text:c="2"/>3 <text:s/>| <text:s text:c="2"/>4 <text:s/>| <text:s text:c="2"/>5 <text:s/>| <text:s text:c="2"/>6 <text:s/>| <text:s text:c="2"/>7 <text:s/>| <text:s text:c="2"/>8 <text:s/>| <text:s text:c="2"/>9 <text:s/>| <text:s/>10 <text:s/>|"</text:span><text:span text:style-name="T432">);</text:span></text:p>
      <text:p text:style-name="P433"><text:span text:style-name="T434"><text:tab/></text:span><text:span text:style-name="T435"><text:tab/>System.</text:span><text:span text:style-name="T436">out</text:span><text:span text:style-name="T437">.println(</text:span><text:span text:style-name="T438">"----------------------------------------------------------------------------"</text:span><text:span text:style-name="T439">);</text:span></text:p>
      <text:p text:style-name="P440"><text:span text:style-name="T441"><text:tab/></text:span><text:span text:style-name="T442"><text:tab/></text:span></text:p>
      <text:p text:style-name="P443"><text:span text:style-name="T444"><text:tab/></text:span><text:span text:style-name="T445"><text:tab/></text:span><text:span text:style-name="T446">for</text:span><text:span text:style-name="T447"><text:s/>(</text:span><text:span text:style-name="T448">int</text:span><text:span text:style-name="T449"><text:s/></text:span><text:span text:style-name="T450">i</text:span><text:span text:style-name="T451"><text:s/>= 1;<text:s/></text:span><text:span text:style-name="T452">i</text:span><text:span text:style-name="T453"><text:s/>&lt; 11;<text:s/></text:span><text:span text:style-name="T454">i</text:span><text:span text:style-name="T455">++)</text:span></text:p>
      <text:p text:style-name="P456"><text:span text:style-name="T457"><text:tab/></text:span><text:span text:style-name="T458"><text:tab/>{</text:span></text:p>
      <text:p text:style-name="P459"><text:span text:style-name="T460"><text:tab/></text:span><text:span text:style-name="T461"><text:tab/></text:span><text:span text:style-name="T462"><text:tab/>System.</text:span><text:span text:style-name="T463">out</text:span><text:span text:style-name="T464">.print(</text:span><text:span text:style-name="T465">" "</text:span><text:span text:style-name="T466"><text:s/>+ String.</text:span><text:span text:style-name="T467">format</text:span><text:span text:style-name="T468">(</text:span><text:span text:style-name="T469">"%2s"</text:span><text:span text:style-name="T470">,<text:s/></text:span><text:span text:style-name="T471">i</text:span><text:span text:style-name="T472">) +<text:s/></text:span><text:span text:style-name="T473">" <text:s/>|"</text:span><text:span text:style-name="T474">);</text:span></text:p>
      <text:p text:style-name="P475"><text:span text:style-name="T476"><text:tab/></text:span><text:span text:style-name="T477"><text:tab/></text:span><text:span text:style-name="T478"><text:tab/></text:span></text:p>
      <text:p text:style-name="P479"><text:span text:style-name="T480"><text:tab/></text:span><text:span text:style-name="T481"><text:tab/></text:span><text:span text:style-name="T482"><text:tab/></text:span><text:span text:style-name="T483">for</text:span><text:span text:style-name="T484"><text:s/>(</text:span><text:span text:style-name="T485">int</text:span><text:span text:style-name="T486"><text:s/></text:span><text:span text:style-name="T487">j</text:span><text:span text:style-name="T488"><text:s/>= 1;<text:s/></text:span><text:span text:style-name="T489">j</text:span><text:span text:style-name="T490"><text:s/>&lt; 11;<text:s/></text:span><text:span text:style-name="T491">j</text:span><text:span text:style-name="T492">++)</text:span></text:p>
      <text:p text:style-name="P493"><text:span text:style-name="T494"><text:tab/></text:span><text:span text:style-name="T495"><text:tab/></text:span><text:span text:style-name="T496"><text:tab/>{</text:span></text:p>
      <text:p text:style-name="P497"><text:span text:style-name="T498"><text:tab/></text:span><text:span text:style-name="T499"><text:tab/></text:span><text:span text:style-name="T500"><text:tab/></text:span><text:span text:style-name="T501"><text:tab/></text:span><text:span text:style-name="T502">result</text:span><text:span text:style-name="T503"><text:s/>= Operation.</text:span><text:span text:style-name="T504">valueOf</text:span><text:span text:style-name="T505">(</text:span><text:span text:style-name="T506">type</text:span><text:span text:style-name="T507">).eval(</text:span><text:span text:style-name="T508">i</text:span><text:span text:style-name="T509">, <text:s/></text:span><text:span text:style-name="T510">j</text:span><text:span text:style-name="T511">);</text:span></text:p>
      <text:p text:style-name="P512"/>
      <text:p text:style-name="P513"><text:span text:style-name="T514"><text:tab/></text:span><text:span text:style-name="T515"><text:tab/></text:span><text:span text:style-name="T516"><text:tab/></text:span><text:span text:style-name="T517"><text:tab/></text:span><text:span text:style-name="T518">System.</text:span><text:span text:style-name="T519">out</text:span><text:span text:style-name="T520">.print(</text:span><text:span text:style-name="T521">" "</text:span><text:span text:style-name="T522"><text:s/>+ String.</text:span><text:span text:style-name="T523">format</text:span><text:span text:style-name="T524">(</text:span><text:span text:style-name="T525">"%4s"</text:span><text:span text:style-name="T526">,<text:s/></text:span><text:span text:style-name="T527">result</text:span><text:span text:style-name="T528">) +<text:s/></text:span><text:span text:style-name="T529">" |"</text:span><text:span text:style-name="T530">);</text:span></text:p>
      <text:p text:style-name="P531"><text:span text:style-name="T532"><text:tab/></text:span><text:span text:style-name="T533"><text:tab/></text:span><text:span text:style-name="T534"><text:tab/>}</text:span></text:p>
      <text:p text:style-name="P535"/>
      <text:p text:style-name="P536"><text:span text:style-name="T537"><text:tab/></text:span><text:span text:style-name="T538"><text:tab/></text:span><text:span text:style-name="T539"><text:tab/>System.</text:span><text:span text:style-name="T540">out</text:span><text:span text:style-name="T541">.println();</text:span></text:p>
      <text:p text:style-name="P542"><text:span text:style-name="T543"><text:tab/></text:span><text:span text:style-name="T544"><text:tab/>}</text:span></text:p>
      <text:p text:style-name="P545"/>
      <text:p text:style-name="P546"><text:span text:style-name="T547"><text:tab/></text:span><text:span text:style-name="T548"><text:tab/>System.</text:span><text:span text:style-name="T549">out</text:span><text:span text:style-name="T550">.println(</text:span><text:span text:style-name="T551">"----------------------------------------------------------------------------"</text:span><text:span text:style-name="T552">);</text:span></text:p>
      <text:p text:style-name="P553"><text:span text:style-name="T554"><text:tab/>}</text:span></text:p>
      <text:p text:style-name="P555"><text:span text:style-name="T556">}</text:span></text:p>
      <text:p text:style-name="P557"/>
      <text:p text:style-name="P558">Заключение</text:p>
      <text:p text:style-name="P559"><text:span text:style-name="T560">В результате выполнения работы были получены навыки по<text:s/></text:span><text:span text:style-name="T561">работе с типом<text:s/></text:span><text:span text:style-name="T562">Enum</text:span><text:span text:style-name="T563"><text:s/></text:span><text:span text:style-name="T564">в языке<text:s/></text:span><text:span text:style-name="T565">Java</text:span><text:span text:style-name="T56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MyriadPro-Regular" svg:font-family="MyriadPro-Regular" style:font-family-generic="swiss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Обычный">
      <style:paragraph-properties style:text-autospace="none" fo:text-align="justify" style:vertical-align="auto" fo:margin-top="0.0416in" fo:text-indent="0.1944in"/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7-10-03T12:07:00Z</dc:date>
    <meta:template xlink:href="Normal" xlink:type="simple"/>
    <meta:editing-cycles>43</meta:editing-cycles>
    <meta:editing-duration>PT558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33" meta:character-count="2900" meta:row-count="20" meta:non-whitespace-character-count="2472"/>
  </office:meta>
</office:document-meta>
</file>